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copyright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-asian="Times New Roman"/>
    </style:style>
    <style:style style:name="T3" style:parent-style-name="DefaultParagraphFont" style:family="text">
      <style:text-properties style:font-name-asian="Times New Roman" fo:font-weight="bold" style:font-weight-asian="bold" style:font-weight-complex="bold"/>
    </style:style>
    <style:style style:name="T4" style:parent-style-name="DefaultParagraphFont" style:family="text">
      <style:text-properties style:font-name-asian="Times New Roman"/>
    </style:style>
    <style:style style:name="T5" style:parent-style-name="Hyperlink" style:family="text">
      <style:text-properties style:font-name-asian="Times New Roman"/>
    </style:style>
    <style:style style:name="P6" style:parent-style-name="Heading2" style:family="paragraph">
      <style:text-properties style:font-name-asian="Times New Roman"/>
    </style:style>
    <style:style style:name="T7" style:parent-style-name="bold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style:font-name-asian="Times New Roman"/>
    </style:style>
    <style:style style:name="T9" style:parent-style-name="Hyperlink" style:family="text">
      <style:text-properties style:font-name-asian="Times New Roman"/>
    </style:style>
    <style:style style:name="T10" style:parent-style-name="DefaultParagraphFont" style:family="text">
      <style:text-properties style:font-name-asian="Times New Roman"/>
    </style:style>
    <style:style style:name="T11" style:parent-style-name="Hyperlink" style:family="text">
      <style:text-properties style:font-name-asian="Times New Roman"/>
    </style:style>
    <style:style style:name="T12" style:parent-style-name="DefaultParagraphFont" style:family="text">
      <style:text-properties style:font-name-asian="Times New Roman"/>
    </style:style>
    <style:style style:name="T13" style:parent-style-name="Hyperlink" style:family="text">
      <style:text-properties style:font-name-asian="Times New Roman"/>
    </style:style>
    <style:style style:name="T14" style:parent-style-name="DefaultParagraphFont" style:family="text">
      <style:text-properties style:font-name-asian="Times New Roman"/>
    </style:style>
    <style:style style:name="T15" style:parent-style-name="DefaultParagraphFont" style:family="text">
      <style:text-properties style:font-name-asian="Times New Roman"/>
    </style:style>
    <style:style style:name="T16" style:parent-style-name="Hyperlink" style:family="text">
      <style:text-properties style:font-name-asian="Times New Roman"/>
    </style:style>
    <style:style style:name="T17" style:parent-style-name="DefaultParagraphFont" style:family="text">
      <style:text-properties style:font-name-asian="Times New Roman"/>
    </style:style>
    <style:style style:name="T18" style:parent-style-name="Hyperlink" style:family="text">
      <style:text-properties style:font-name-asian="Times New Roman"/>
    </style:style>
    <style:style style:name="T19" style:parent-style-name="Hyperlink" style:family="text">
      <style:text-properties style:font-name-asian="Times New Roman"/>
    </style:style>
    <style:style style:name="T20" style:parent-style-name="DefaultParagraphFont" style:family="text">
      <style:text-properties style:font-name-asian="Times New Roman"/>
    </style:style>
    <style:style style:name="T21" style:parent-style-name="Hyperlink" style:family="text">
      <style:text-properties style:font-name-asian="Times New Roman"/>
    </style:style>
    <style:style style:name="T22" style:parent-style-name="DefaultParagraphFont" style:family="text">
      <style:text-properties style:font-name-asian="Times New Roman"/>
    </style:style>
    <style:style style:name="T23" style:parent-style-name="Hyperlink" style:family="text">
      <style:text-properties style:font-name-asian="Times New Roman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bold" style:family="text">
      <style:text-properties fo:font-weight="bold" style:font-weight-asian="bold" style:font-weight-complex="bold"/>
    </style:style>
    <style:style style:name="T26" style:parent-style-name="bold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bold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bold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bold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bold" style:family="text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bold" style:family="text">
      <style:text-properties fo:font-weight="bold" style:font-weight-asian="bold" style:font-weight-complex="bold"/>
    </style:style>
    <style:style style:name="T37" style:parent-style-name="bold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bold" style:family="text">
      <style:text-properties fo:font-weight="bold" style:font-weight-asian="bold" style:font-weight-complex="bold"/>
    </style:style>
    <style:style style:name="T40" style:parent-style-name="bold" style:family="text">
      <style:text-properties fo:font-weight="bold" style:font-weight-asian="bold" style:font-weight-complex="bold"/>
    </style:style>
    <style:style style:family="graphic" style:name="a0">
      <style:graphic-properties style:wrap="parallel" style:wrap-contour="false" style:writing-mode="lr-tb" draw:fill="solid" draw:fill-color="#808080" draw:opacity="100%" draw:stroke="none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Copyright © This course contains materials from "Survivability and Information Assurance" (copyright 2005 Carnegie Mellon University) with special permission of the Software Engineering Institute at Carnegie Mellon University.</text:p>
      <text:p text:style-name="Normal"><text:span text:style-name="T2"><draw:custom-shape svg:x="0in" svg:y="0in" svg:width="11.625in" svg:height="0.14583in" draw:z-index="0" draw:id="id0" draw:style-name="a0" draw:name="Horizontal Line 1" text:anchor-type="as-char"><svg:desc/><draw:enhanced-geometry draw:type="non-primitive" svg:viewBox="0 0 21600 21600" draw:enhanced-path="M 0 0 L 21600 0 21600 21600 0 21600 Z N"/></draw:custom-shape></text:span></text:p>
      <text:p text:style-name="Normal"><text:span text:style-name="T3">Table of Contents</text:span></text:p>
      <text:p text:style-name="Normal"><text:span text:style-name="T4">1.<text:s/></text:span><text:a xlink:href="#AEN6" office:target-frame-name="_top" xlink:show="replace"><text:span text:style-name="T5">Exam - Introduction</text:span></text:a></text:p>
      <text:h text:style-name="P6" text:outline-level="2"><text:bookmark-start text:name="AEN6"/>1. Exam - Introduction<text:bookmark-end text:name="AEN6"/></text:h>
      <text:p text:style-name="NormalWeb"><text:span text:style-name="T7">Everything is Data</text:span></text:p>
      <text:p text:style-name="NormalWeb">Overview: These are the exam questions for Principle 2: Everything is Data.</text:p>
      <text:p text:style-name="Normal"><text:span text:style-name="T8">1.1.<text:s/></text:span><text:a xlink:href="#AEN13" office:target-frame-name="_top" xlink:show="replace"><text:span text:style-name="T9">According to the Information Security Model, what are the three 'Information States?'</text:span></text:a></text:p>
      <text:p text:style-name="Normal"><text:span text:style-name="T10">1.2.<text:s/></text:span><text:a xlink:href="#AEN19" office:target-frame-name="_top" xlink:show="replace"><text:span text:style-name="T11">What are the three 'Security Practices?'</text:span></text:a></text:p>
      <text:p text:style-name="Normal"><text:span text:style-name="T12">1.3.<text:s/></text:span><text:a xlink:href="#AEN25" office:target-frame-name="_top" xlink:show="replace"><text:span text:style-name="T13">What are the two main ways of ensuring data confidentiality?</text:span></text:a></text:p>
      <text:p text:style-name="Normal"><text:span text:style-name="T14">1.</text:span><text:span text:style-name="T15">4.<text:s/></text:span><text:a xlink:href="#AEN31" office:target-frame-name="_top" xlink:show="replace"><text:span text:style-name="T16">When using a well-known means of encryption, such as an algorithm like AES, upon what part of the cryptosystem does the confidentiality of the encrypted data hinge?</text:span></text:a></text:p>
      <text:p text:style-name="Normal"><text:span text:style-name="T17">1.5.<text:s/></text:span><text:a xlink:href="#AEN37" office:target-frame-name="_top" xlink:show="replace"><text:span text:style-name="T18">True or false: For similarl</text:span><text:span text:style-name="T19">y sized keys, a symmetric encryption system is faster than an asymmetric system.</text:span></text:a></text:p>
      <text:p text:style-name="Normal"><text:span text:style-name="T20">1.6.<text:s/></text:span><text:a xlink:href="#AEN43" office:target-frame-name="_top" xlink:show="replace"><text:span text:style-name="T21">Describe how a transaction would take place using the hybrid model of encryption (hybrid of symmetric and asymmetric).</text:span></text:a></text:p>
      <text:p text:style-name="Normal"><text:span text:style-name="T22">1.7.<text:s/></text:span><text:a xlink:href="#AEN49" office:target-frame-name="_top" xlink:show="replace"><text:span text:style-name="T23">Describe how the use of a hash function could give an administrator confidence that some files on his system had not changed.</text:span></text:a></text:p>
      <text:p text:style-name="NormalWeb"><text:bookmark-start text:name="AEN13"/><text:bookmark-end text:name="AEN13"/><text:span text:style-name="T24">1.1.<text:s/></text:span>According to the Information Security Model, what are the three 'Information States?'</text:p>
      <text:p text:style-name="NormalWeb"><text:span text:style-name="T25">Storage, Processing, Transmis</text:span><text:span text:style-name="T26">sion</text:span></text:p>
      <text:p text:style-name="NormalWeb"><text:bookmark-start text:name="AEN19"/><text:bookmark-end text:name="AEN19"/><text:span text:style-name="T27">1.2.<text:s/></text:span>What are the three 'Security Practices?'</text:p>
      <text:p text:style-name="NormalWeb"><text:span text:style-name="T28">Policies and Procedures, Technology, Education/Awareness/Training</text:span></text:p>
      <text:p text:style-name="NormalWeb"><text:bookmark-start text:name="AEN25"/><text:bookmark-end text:name="AEN25"/><text:span text:style-name="T29">1.3.<text:s/></text:span>What are the two main ways of ensuring data confidentiality?</text:p>
      <text:p text:style-name="NormalWeb"><text:span text:style-name="T30">Limiting access (access controls), concealing content (encryption)</text:span></text:p>
      <text:p text:style-name="NormalWeb"><text:bookmark-start text:name="AEN31"/><text:bookmark-end text:name="AEN31"/><text:span text:style-name="T31">1.4.<text:s/></text:span>When using a well-known means of encryption, such as an algorithm like AES, upon what part of the cryptosystem does the confidentiality of the encrypted data hinge?</text:p>
      <text:p text:style-name="NormalWeb"><text:span text:style-name="T32">The Key</text:span></text:p>
      <text:p text:style-name="NormalWeb"><text:bookmark-start text:name="AEN37"/><text:bookmark-end text:name="AEN37"/><text:span text:style-name="T33">1.5.<text:s/></text:span>True or false: For similarly sized keys, a symmetric encryption system is faster than an asymmetric system.</text:p>
      <text:p text:style-name="NormalWeb"><text:span text:style-name="T34">True</text:span></text:p>
      <text:p text:style-name="NormalWeb"><text:bookmark-start text:name="AEN43"/><text:bookmark-end text:name="AEN43"/><text:span text:style-name="T35">1.6.<text:s/></text:span>Describe how a transaction would take place using the hybrid model of encryption (hybrid of symmetric and asymmetric).</text:p>
      <text:p text:style-name="NormalWeb"><text:span text:style-name="T36">The two hosts would exchange public keys (i.e., part of the asymmetric encryption system) and woul</text:span><text:span text:style-name="T37">d use the asymmetric system to then create and share a symmetric cryptosystem key; after the key had been shared and agreed upon, the rest of the transaction would be encrypted with the symmetric key and symmetric encryption algorithm.</text:span></text:p>
      <text:p text:style-name="NormalWeb"><text:bookmark-start text:name="AEN49"/><text:bookmark-end text:name="AEN49"/><text:span text:style-name="T38">1.7.<text:s/></text:span>Describe how the use of a hash function could give an administrator confidence that some files on his system had not changed.</text:p>
      <text:p text:style-name="NormalWeb"><text:span text:style-name="T39">If the administrator generated hashes of the files in question when they were in a known state and kept that hash for future reference, he could<text:s/></text:span><text:span text:style-name="T40">(at any time) generate new hashes and compare those to the hashes on file and would know for certain if the files had changed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/>
      <style:text-properties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style:font-name-asian="Times New Roman" fo:color="#000000" fo:font-size="12pt" style:font-size-asian="12pt" style:font-size-complex="12pt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840084" style:text-underline-type="single" style:text-underline-style="solid" style:text-underline-width="auto" style:text-underline-mode="continuous"/>
    </style:style>
    <style:style style:name="copyright" style:display-name="copyright" style:family="paragraph" style:parent-style-name="Normal">
      <style:paragraph-properties fo:margin-top="0.0694in" fo:margin-bottom="0.0694in"/>
      <style:text-properties fo:hyphenate="false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NormalWeb" style:display-name="Normal (Web)" style:family="paragraph" style:parent-style-name="Normal">
      <style:paragraph-properties fo:margin-top="0.0694in" fo:margin-bottom="0.0694in"/>
      <style:text-properties fo:hyphenate="false"/>
    </style:style>
    <style:style style:name="bold" style:display-name="bold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Pfeiffer University</meta:initial-creator>
    <dc:creator>Pfeiffer University</dc:creator>
    <meta:creation-date>2011-08-21T14:56:00Z</meta:creation-date>
    <dc:date>2011-08-21T14:56:00Z</dc:date>
    <meta:template xlink:href="Normal.dotm" xlink:type="simple"/>
    <meta:editing-cycles>2</meta:editing-cycles>
    <meta:editing-duration>PT60S</meta:editing-duration>
    <meta:document-statistic meta:page-count="1" meta:paragraph-count="5" meta:word-count="429" meta:character-count="2874" meta:row-count="20" meta:non-whitespace-character-count="2450"/>
  </office:meta>
</office:document-meta>
</file>